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eate table alumno (</text:p>
      <text:p text:style-name="Normal">id int not null,</text:p>
      <text:p text:style-name="Normal">nombre char(20) not null,</text:p>
      <text:p text:style-name="Normal">constraint pk_id_alumno primary key (id));</text:p>
      <text:p text:style-name="Normal"/>
      <text:p text:style-name="Normal">create table professor (</text:p>
      <text:p text:style-name="Normal">id char(10) not null primary key,</text:p>
      <text:p text:style-name="Normal">nombre char(20)not null);</text:p>
      <text:p text:style-name="Normal"/>
      <text:p text:style-name="Normal">create table centro (</text:p>
      <text:p text:style-name="Normal">codCentro char(8)not null primary key,</text:p>
      <text:p text:style-name="Normal">nombre char(20)not null);</text:p>
      <text:p text:style-name="Normal"/>
      <text:p text:style-name="Normal">Alter table profesor_centro</text:p>
      <text:p text:style-name="Normal">add constraint fk_professor_profesorCentro foreign key (idP) references professor(id),</text:p>
      <text:p text:style-name="Normal">add constraint fk_centro_profesorCentro foreign key (codCentro) references centro(codCentro);</text:p>
      <text:p text:style-name="Normal"/>
      <text:p text:style-name="Normal">alter table alumno_centro</text:p>
      <text:p text:style-name="Normal">add constraint fk_alumno_alumnoCentro foreign key (nMat) references alumno(id),</text:p>
      <text:p text:style-name="Normal">add constraint fk_centro_alumnoCentro foreign key (codCentroProfesor) references centro(codCentro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sabel alvarez melo</meta:initial-creator>
    <dc:creator>isabel alvarez melo</dc:creator>
    <meta:creation-date>2023-10-26T13:33:00Z</meta:creation-date>
    <dc:date>2023-10-26T13:34:00Z</dc:date>
    <meta:template xlink:href="Normal.dotm" xlink:type="simple"/>
    <meta:editing-cycles>1</meta:editing-cycles>
    <meta:editing-duration>PT60S</meta:editing-duration>
    <meta:document-statistic meta:page-count="1" meta:paragraph-count="1" meta:word-count="107" meta:character-count="698" meta:row-count="4" meta:non-whitespace-character-count="592"/>
  </office:meta>
</office:document-meta>
</file>